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ab4" officeooo:paragraph-rsid="00115ab4"/>
    </style:style>
    <style:style style:name="P2" style:family="paragraph" style:parent-style-name="Standard">
      <style:text-properties officeooo:rsid="0012a692" officeooo:paragraph-rsid="0012a692"/>
    </style:style>
    <style:style style:name="P3" style:family="paragraph" style:parent-style-name="Standard">
      <style:text-properties officeooo:rsid="00132793" officeooo:paragraph-rsid="00132793"/>
    </style:style>
    <style:style style:name="P4" style:family="paragraph" style:parent-style-name="Standard">
      <style:text-properties officeooo:rsid="0013c931" officeooo:paragraph-rsid="0013c931"/>
    </style:style>
    <style:style style:name="P5" style:family="paragraph" style:parent-style-name="Standard">
      <style:text-properties officeooo:rsid="0014a0b7" officeooo:paragraph-rsid="0014a0b7"/>
    </style:style>
    <style:style style:name="P6" style:family="paragraph" style:parent-style-name="Standard">
      <style:text-properties officeooo:rsid="001871c5" officeooo:paragraph-rsid="001871c5"/>
    </style:style>
    <style:style style:name="T1" style:family="text">
      <style:text-properties officeooo:rsid="0012a692"/>
    </style:style>
    <style:style style:name="T2" style:family="text">
      <style:text-properties officeooo:rsid="00132793"/>
    </style:style>
    <style:style style:name="T3" style:family="text">
      <style:text-properties officeooo:rsid="0013c931"/>
    </style:style>
    <style:style style:name="T4" style:family="text">
      <style:text-properties officeooo:rsid="00158e75"/>
    </style:style>
    <style:style style:name="T5" style:family="text">
      <style:text-properties officeooo:rsid="0016b8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(vedi indirizzamento diretto/indiretto/esplicito, istruzioni assembly)</text:p>
      <text:p text:style-name="P2"/>
      <text:p text:style-name="P1">Invertire una sequenza di numeri letti fino allo 0 escluso.</text:p>
      <text:p text:style-name="P1">Serve una cella di memoria per il contatore (tot numeri letti<text:span text:style-name="T1">) --&gt; 101</text:span>, l'indirizzo <text:span text:style-name="T1">corrente --&gt; 102, gli indirizzi degli elementi --&gt; 103, 104.</text:span></text:p>
      <text:p text:style-name="P1"/>
      <text:p text:style-name="P2">acc [ 103 ]<text:tab/><text:tab/>mem 101[0][103][ ]</text:p>
      <text:p text:style-name="P2"/>
      <text:p text:style-name="P2"><text:span text:style-name="T2">1.<text:tab/></text:span>LOAD = 0</text:p>
      <text:p text:style-name="P2"><text:span text:style-name="T2">2.<text:tab/></text:span>STORE 101</text:p>
      <text:p text:style-name="P2"><text:span text:style-name="T2">3.<text:tab/></text:span>LOAD = 103</text:p>
      <text:p text:style-name="P2"><text:span text:style-name="T2">4.<text:tab/></text:span>STORE 102</text:p>
      <text:p text:style-name="P3">5.<text:span text:style-name="T3"><text:tab/></text:span>READ</text:p>
      <text:p text:style-name="P3">6.<text:span text:style-name="T3"><text:tab/></text:span>BEQ 15</text:p>
      <text:p text:style-name="P3">7.<text:span text:style-name="T3"><text:tab/></text:span>STORE@ 102</text:p>
      <text:p text:style-name="P3">8.<text:span text:style-name="T3"><text:tab/></text:span>LOAD 102</text:p>
      <text:p text:style-name="P3">9.<text:span text:style-name="T3"><text:tab/>ADD = 1</text:span></text:p>
      <text:p text:style-name="P3">10<text:span text:style-name="T3">.<text:tab/></text:span>STORE 102</text:p>
      <text:p text:style-name="P3">11.<text:span text:style-name="T3"><text:tab/></text:span>LOAD 101</text:p>
      <text:p text:style-name="P3">12.<text:span text:style-name="T3"><text:tab/></text:span>ADD = 1</text:p>
      <text:p text:style-name="P3">13.<text:span text:style-name="T3"><text:tab/></text:span>STORE 101</text:p>
      <text:p text:style-name="P3">14<text:span text:style-name="T3">.<text:tab/></text:span>BR 5<text:tab/><text:tab/>; vai alla riga 5</text:p>
      <text:p text:style-name="P4">15.<text:tab/>LOAD 101</text:p>
      <text:p text:style-name="P4">16.<text:tab/>BEQ 25</text:p>
      <text:p text:style-name="P4">17.<text:tab/>SUB = 1</text:p>
      <text:p text:style-name="P4">18.<text:tab/>STORE 101</text:p>
      <text:p text:style-name="P4">19.<text:tab/>LOAD 102</text:p>
      <text:p text:style-name="P4">20.<text:tab/>SUB = 1</text:p>
      <text:p text:style-name="P4">21.<text:tab/>STORE 102</text:p>
      <text:p text:style-name="P4">22.<text:tab/>LOAD@ 102</text:p>
      <text:p text:style-name="P4">23.<text:tab/>WRITE</text:p>
      <text:p text:style-name="P4">24.<text:tab/>BR 15</text:p>
      <text:p text:style-name="P4">25.<text:tab/>END</text:p>
      <text:p text:style-name="P4"/>
      <text:p text:style-name="P5">Record di attivazione, concetto di elevata importanza:</text:p>
      <text:p text:style-name="P5"/>
      <text:p text:style-name="P5">* spazio per il risultato</text:p>
      <text:p text:style-name="P5">* parametri formali</text:p>
      <text:p text:style-name="P5">*<text:span text:style-name="T4"> indirizzo istruzione di ritorno</text:span></text:p>
      <text:p text:style-name="P5">*<text:span text:style-name="T5"> link dianimico</text:span></text:p>
      <text:p text:style-name="P5">* variabili locali</text:p>
      <text:p text:style-name="P5"/>
      <text:p text:style-name="P6">Chiamato F1, ritorno da sottoprogramma</text:p>
      <text:p text:style-name="P6">r7 &lt;-- RO (a beneficio di SP)</text:p>
      <text:p text:style-name="P6">RO &lt;-- link dinamico (= base del R.A. del chiamante)</text:p>
      <text:p text:style-name="P6">chiamante recupera risultato</text:p>
      <text:p text:style-name="P6">sp&lt;-- r7</text:p>
      <text:p text:style-name="P6">r7&lt;--sp</text:p>
      <text:p text:style-name="P6">alloco sp *risultato</text:p>
      <text:p text:style-name="P6"><text:soft-page-break/>alloco sp *paramentri</text:p>
      <text:p text:style-name="P6">carico sp *parametri effettivi</text:p>
      <text:p text:style-name="P6">carico parametri effettivi</text:p>
      <text:p text:style-name="P6">assegno l'indirizzo di ritorno</text:p>
      <text:p text:style-name="P6">assegno il indirizzo di ritorno</text:p>
      <text:p text:style-name="P6">assegna il link dinamico</text:p>
      <text:p text:style-name="P6">RO &lt;-- R7</text:p>
      <text:p text:style-name="P6"/>
      <text:p text:style-name="P6">Il link dinamico non serve se il record di attivazione ha una dimensione fis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1.2.1$Linux_X86_64 LibreOffice_project/10$Build-1</meta:generator>
    <meta:editing-cycles>0</meta:editing-cycles>
    <meta:editing-duration>P0D</meta:editing-duration>
    <meta:document-statistic meta:table-count="0" meta:image-count="0" meta:object-count="0" meta:page-count="2" meta:paragraph-count="50" meta:word-count="230" meta:character-count="1194" meta:non-whitespace-character-count="1016"/>
  </office:meta>
</office:document-meta>
</file>